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5.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46cm" fo:min-width="6.1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04cm" fo:min-width="2.55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3.3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cm" fo:min-width="3.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cm" fo:min-width="2.4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4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5cm" fo:min-width="2.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6.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556cm" fo:min-width="3.606cm"/>
      <style:paragraph-properties style:writing-mode="lr-tb"/>
    </style:style>
    <style:style style:name="P1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en" fo:country="US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4" draw:id="id14" draw:layer="layout" svg:width="6.1cm" svg:height="2.1cm" svg:x="9.6cm" svg:y="3.8cm">
          <text:p text:style-name="P1"><text:span text:style-name="T1">nl = nw = nc = 0;</text:span><text:span text:style-name="T1"><text:line-break/></text:span><text:span text:style-name="T1">state=OUT; int c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10.5cm" svg:height="1.9cm" svg:x="7.4cm" svg:y="7.2cm">
          <text:p text:style-name="P1"><text:span text:style-name="T2">while</text:span><text:span text:style-name="T1"> ((</text:span><text:span text:style-name="T2">c</text:span><text:span text:style-name="T1"> = getchar()) != EOF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xml:id="id1" draw:id="id1" draw:layer="layout" svg:width="3.5cm" svg:height="1cm" svg:x="16.8cm" svg:y="9.5cm">
          <text:p text:style-name="P1"><text:span text:style-name="T1">++nc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cm" svg:height="2.4cm" svg:x="16cm" svg:y="11.3cm">
          <text:p text:style-name="P1"><text:span text:style-name="T1">c == “\n“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4" draw:id="id4" draw:layer="layout" svg:width="3.6cm" svg:height="1.2cm" svg:x="20.7cm" svg:y="13.6cm">
          <text:p text:style-name="P1"><text:span text:style-name="T1">++n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3" draw:id="id13" draw:layer="layout" svg:width="3.2cm" svg:height="1.5cm" svg:x="11cm" svg:y="1.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" svg:x1="18.55cm" svg:y1="10.5cm" svg:x2="18.5cm" svg:y2="11.3cm" draw:start-shape="id1" draw:start-glue-point="2" draw:end-shape="id2" svg:d="M18550 10500l-50 800" svg:viewBox="0 0 51 801">
          <text:p/>
        </draw:connector>
        <draw:connector draw:style-name="gr7" draw:text-style-name="P2" draw:layer="layout" svg:x1="17.9cm" svg:y1="8.15cm" svg:x2="18.55cm" svg:y2="9.5cm" draw:start-shape="id3" draw:start-glue-point="7" draw:end-shape="id1" draw:end-glue-point="0" svg:d="M17900 8150h650v1350" svg:viewBox="0 0 651 1351">
          <text:p/>
        </draw:connector>
        <draw:connector draw:style-name="gr7" draw:text-style-name="P2" draw:layer="layout" svg:x1="21cm" svg:y1="12.5cm" svg:x2="22.5cm" svg:y2="13.6cm" draw:start-shape="id2" draw:start-glue-point="7" draw:end-shape="id4" draw:end-glue-point="4" svg:d="M21000 12500h1500v1100" svg:viewBox="0 0 1501 1101">
          <text:p/>
        </draw:connector>
        <draw:connector draw:style-name="gr7" draw:text-style-name="P2" draw:layer="layout" draw:line-skew="0.498cm -0.899cm" svg:x1="22.5cm" svg:y1="14.8cm" svg:x2="16cm" svg:y2="12.5cm" draw:start-shape="id4" draw:start-glue-point="6" draw:end-shape="id2" draw:end-glue-point="5" svg:d="M22500 14800v1000h-7900v-3300h1400" svg:viewBox="0 0 7901 3301">
          <text:p/>
        </draw:connector>
        <draw:custom-shape draw:style-name="gr8" draw:text-style-name="P1" xml:id="id5" draw:id="id5" draw:layer="layout" svg:width="7.7cm" svg:height="2.8cm" svg:x="15cm" svg:y="17.1cm">
          <text:p text:style-name="P1"><text:span text:style-name="T1">c == “\t“ || “ “ || “\n“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9" draw:id="id9" draw:layer="layout" svg:width="4.2cm" svg:height="1.9cm" svg:x="21.7cm" svg:y="21.1cm">
          <text:p text:style-name="P1"><text:span text:style-name="T1">state=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5.9cm" svg:height="2.7cm" svg:x="10.1cm" svg:y="19.5cm">
          <text:p text:style-name="P1"><text:span text:style-name="T1">state == OU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7" draw:id="id7" draw:layer="layout" svg:width="4.8cm" svg:height="1.5cm" svg:x="15.1cm" svg:y="22cm">
          <text:p text:style-name="P1"><text:span text:style-name="T1">state = 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2.8cm" svg:height="1.3cm" svg:x="16.1cm" svg:y="24.8cm">
          <text:p text:style-name="P1"><text:span text:style-name="T1">++nw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cm" svg:y1="18.5cm" svg:x2="13.05cm" svg:y2="19.5cm" draw:start-shape="id5" draw:start-glue-point="5" draw:end-shape="id6" draw:end-glue-point="4" svg:d="M15000 18500h-1950v1000" svg:viewBox="0 0 1951 1001">
          <text:p/>
        </draw:connector>
        <draw:connector draw:style-name="gr7" draw:text-style-name="P2" draw:layer="layout" svg:x1="16cm" svg:y1="20.85cm" svg:x2="17.5cm" svg:y2="22cm" draw:start-shape="id6" draw:start-glue-point="7" draw:end-shape="id7" draw:end-glue-point="0" svg:d="M16000 20850h1500v1150" svg:viewBox="0 0 1501 1151">
          <text:p/>
        </draw:connector>
        <draw:connector draw:style-name="gr7" draw:text-style-name="P2" draw:layer="layout" svg:x1="17.5cm" svg:y1="23.5cm" svg:x2="17.5cm" svg:y2="24.8cm" draw:start-shape="id7" draw:start-glue-point="2" draw:end-shape="id8" draw:end-glue-point="0" svg:d="M17500 23500v1300" svg:viewBox="0 0 1 1301">
          <text:p/>
        </draw:connector>
        <draw:connector draw:style-name="gr7" draw:text-style-name="P2" draw:layer="layout" draw:line-skew="0cm -0.999cm" svg:x1="17.5cm" svg:y1="26.1cm" svg:x2="10.1cm" svg:y2="20.85cm" draw:start-shape="id8" draw:start-glue-point="2" draw:end-shape="id6" draw:end-glue-point="5" svg:d="M17500 26100v501h-8900v-5751h1500" svg:viewBox="0 0 8901 5752">
          <text:p/>
        </draw:connector>
        <draw:connector draw:style-name="gr7" draw:text-style-name="P2" draw:layer="layout" svg:x1="22.7cm" svg:y1="18.5cm" svg:x2="23.8cm" svg:y2="21.1cm" draw:start-shape="id5" draw:start-glue-point="7" draw:end-shape="id9" draw:end-glue-point="0" svg:d="M22700 18500h1100v2600" svg:viewBox="0 0 1101 2601">
          <text:p/>
        </draw:connector>
        <draw:custom-shape draw:style-name="gr13" draw:text-style-name="P1" xml:id="id10" draw:id="id10" draw:layer="layout" svg:width="7.3cm" svg:height="1.8cm" svg:x="10.7cm" svg:y="32.2cm">
          <text:p text:style-name="P1"><text:span text:style-name="T1">cout&lt;&lt; nc, nw, nl,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11" draw:id="id11" draw:layer="layout" svg:width="4.3cm" svg:height="2cm" svg:x="12.2cm" svg:y="35.7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" svg:x1="14.35cm" svg:y1="34cm" svg:x2="14.35cm" svg:y2="35.7cm" draw:start-shape="id10" draw:start-glue-point="2" draw:end-shape="id11" draw:end-glue-point="0" svg:d="M14350 34000v1700" svg:viewBox="0 0 1 1701">
          <text:p/>
        </draw:connector>
        <draw:connector draw:style-name="gr7" draw:text-style-name="P2" xml:id="id12" draw:id="id12" draw:layer="layout" draw:line-skew="3.695cm" svg:x1="23.8cm" svg:y1="23cm" svg:x2="13.079cm" svg:y2="26.608cm" draw:start-shape="id9" draw:start-glue-point="2" svg:d="M23800 23000v5750h-10721v-2142" svg:viewBox="0 0 10722 5751">
          <text:p/>
        </draw:connector>
        <draw:connector draw:style-name="gr7" draw:text-style-name="P2" draw:layer="layout" draw:line-skew="1.099cm -2.199cm" svg:x1="18.439cm" svg:y1="28.75cm" svg:x2="7.4cm" svg:y2="8.15cm" draw:start-shape="id12" draw:start-glue-point="0" draw:end-shape="id3" draw:end-glue-point="5" svg:d="M18439 28750v1600h-13739v-22200h2700" svg:viewBox="0 0 13740 22201">
          <text:p/>
        </draw:connector>
        <draw:connector draw:style-name="gr7" draw:text-style-name="P2" draw:layer="layout" draw:type="line" svg:x1="12.6cm" svg:y1="2.7cm" svg:x2="12.65cm" svg:y2="3.8cm" draw:start-shape="id13" draw:start-glue-point="2" draw:end-shape="id14" draw:end-glue-point="4" svg:d="M12600 2700l50 1100" svg:viewBox="0 0 51 1101">
          <text:p/>
        </draw:connector>
        <draw:connector draw:style-name="gr7" draw:text-style-name="P2" draw:layer="layout" draw:type="line" svg:x1="12.65cm" svg:y1="5.9cm" svg:x2="12.65cm" svg:y2="7.2cm" draw:start-shape="id14" draw:start-glue-point="6" draw:end-shape="id3" draw:end-glue-point="4" svg:d="M12650 5900v1300" svg:viewBox="0 0 1 1301">
          <text:p/>
        </draw:connector>
        <draw:connector draw:style-name="gr7" draw:text-style-name="P2" draw:layer="layout" draw:type="line" svg:x1="18.87cm" svg:y1="15.925cm" svg:x2="18.85cm" svg:y2="17.1cm" draw:end-shape="id5" svg:d="M18870 15925l-20 1175" svg:viewBox="0 0 21 1176">
          <text:p/>
        </draw:connector>
        <draw:connector draw:style-name="gr7" draw:text-style-name="P2" draw:layer="layout" draw:type="line" svg:x1="14.328cm" svg:y1="30.502cm" svg:x2="14.35cm" svg:y2="32.2cm" draw:end-shape="id10" draw:end-glue-point="0" svg:d="M14328 30502l22 1698" svg:viewBox="0 0 23 16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1:51:17.626256422</meta:creation-date>
    <meta:editing-duration>PT8M50S</meta:editing-duration>
    <meta:editing-cycles>2</meta:editing-cycles>
    <meta:generator>LibreOffice/6.4.7.2$Linux_X86_64 LibreOffice_project/40$Build-2</meta:generator>
    <dc:date>2022-04-18T14:04:18.165268558</dc:date>
    <meta:document-statistic meta:object-count="29"/>
  </office:meta>
</office:document-meta>
</file>